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10-0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09-30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08-05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07-19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06-07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05-31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04-03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03-20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02-05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4-01-12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12-1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11-2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10-12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09-20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08-02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07-14 1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06-07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05-0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04-03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03-29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02-13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3-01-0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12-07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11-2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10-2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09-3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08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07-2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06-07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05-16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04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03-1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02-0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2-01-24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12-08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11-1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10-18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09-20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09-17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08-04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07-20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06-22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05-19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04-0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03-17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1-02-08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12-0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11-2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10-06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09-2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08-2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07-2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06-16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05-26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04-16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03-2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02-19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20-01-28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12-13 1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11-21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10-10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09-27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08-1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06-05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05-21 1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04-03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03-12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02-06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9-01-16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12-1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11-27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10-22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09-26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08-15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07-16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05-17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03-2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02-21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8-01-2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7-12-0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7-08-22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7-06-16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7-05-30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7-04-27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7-03-20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7-02-17 1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7-01-1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11-30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11-1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10-13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09-1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08-23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07-12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06-14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05-04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04-12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03-30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6-02-0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12-03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11-10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10-2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09-04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08-11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07-14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06-05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05-2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04-14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5-03-24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4-11-13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4-10-16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4-09-17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4-08-13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4-07-17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4-06-1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4-05-2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4-04-25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4-01-3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12-1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11-27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09-27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08-23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07-2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06-28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05-24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03-26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02-22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3-01-2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12-07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11-30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10-3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09-13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08-28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07-25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06-2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05-2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04-27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2-02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12-13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11-21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10-3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09-30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08-2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07-20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06-21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05-10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03-31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1-02-1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0-10-28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0-09-22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0-08-1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0-07-01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0-05-18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0-05-05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10-01-27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9-12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9-11-23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9-10-27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9-09-15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9-08-20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9-07-29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9-03-24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9-02-26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9-01-28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8-12-11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8-10-24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8-09-02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8-07-1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8-05-1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8-04-04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8-03-04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8-02-05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8-01-11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12-07 1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11-09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10-23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09-05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07-05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06-01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05-07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04-18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03-01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02-09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7-01-03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12-19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11-01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10-19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09-08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08-04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07-2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06-27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05-09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04-06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03-02 1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02-09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6-01-23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12-14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11-04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10-14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09-07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08-12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07-08 1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06-23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05-09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04-20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03-14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02-11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5-01-05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12-08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11-08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10-18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09-07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08-25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07-13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06-25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05-07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04-02 1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03-08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02-10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4-01-09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12-18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11-10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10-24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09-0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08-18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07-09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06-16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05-13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04-04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02-10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3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12-12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10-21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9-06 1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7-08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6-0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5-09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4-02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3-2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3-12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2-12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2-01-02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12-11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10-04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09-1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08-02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06-20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05-14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04-06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03-1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02-13 1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02-08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1-01-2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0-12-13 1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0-09-20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0-08-10 1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0-06-16 1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0-05-11 1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0-04-11 1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0-03-15 1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0-02-15 1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2000-01-24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12-13 1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11-01 1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10-05 1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09-01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08-03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07-01 1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06-01 1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05-04 1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04-06 1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03-02 1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02-03 1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9-01-07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12-01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11-09 1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10-15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09-15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07-01 1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06-01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05-2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05-04 1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04-01 1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03-03 1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02-03 1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8-01-09 1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12-02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11-05 1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09-02 1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07-30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07-01 1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06-03 1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05-02 1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04-01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03-04 1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7-01-13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12-03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11-08 1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10-02 1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08-08 1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07-03 1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06-04 1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05-02 1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04-02 1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03-04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02-06 1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6-01-11 1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11-28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11-01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10-03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09-12 1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08-01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07-05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06-01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05-08 1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04-0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03-0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02-0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5-01-05 1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12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11-0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10-0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08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06-13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05-19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04-21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03-11 1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02-11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4-01-2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12-13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11-17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10-07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09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07-1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05-14 1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04-22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03-31 1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02-17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3-01-13 1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2-12-02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2-11-12 1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2-10-29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2-09-2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2-07-0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2-06-18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2-06-01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2-02-28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2-01-03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11-19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10-24 1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09-11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08-21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07-1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06-20 1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04-1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03-2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02-13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1-01-15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12-1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11-19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10-10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09-11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08-22 1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07-0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06-20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05-23 1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04-12 1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03-07 1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02-14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90-01-16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12-06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11-15 1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10-05 1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09-13 1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08-22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06-06 1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05-01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04-03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03-02 1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02-09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9-01-19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12-06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11-01 1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10-11 1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09-06 1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08-05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07-13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06-01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05-03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04-1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03-1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02-04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8-01-22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12-15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11-0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10-13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09-09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08-07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07-1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06-05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05-13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04-10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03-09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7-02-03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6-12-04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6-11-06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6-10-0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6-09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6-07-1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6-03-20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6-01-2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5-11-18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5-09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5-06-2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5-05-13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5-04-0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5-03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5-02-1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5-01-16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11-21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10-1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9-2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7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4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1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10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7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1-19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3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1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10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07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2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1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10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07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1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1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10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07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80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1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10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09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05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9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8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8-1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8-10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8-08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8-04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6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6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5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1-07-01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1-02-04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0415065513900</text:p>
          </table:table-cell>
          <table:table-cell office:value-type="string" calcext:value-type="string">
            <text:p>1970-09-2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06" meta:object-count="0"/>
    <meta:user-defined meta:name="AppVersion">3.0</meta:user-defined>
  </office:meta>
</office:document-meta>
</file>